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" fo:font-size="12pt" fo:font-weight="normal" officeooo:rsid="00148c7a" officeooo:paragraph-rsid="00116df3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498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49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a4981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34c9a9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34c9a9" style:font-size-asian="12pt" style:font-size-complex="12pt"/>
    </style:style>
    <style:style style:name="P13" style:family="paragraph" style:parent-style-name="Standard" style:list-style-name="L8">
      <style:text-properties style:text-line-through-style="none" style:text-line-through-type="none" style:font-name="DejaVu Sans Condensed" fo:font-size="12pt" officeooo:rsid="0019c0cd" officeooo:paragraph-rsid="0034c9a9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34c9a9" style:font-size-asian="12pt" style:font-size-complex="12pt"/>
    </style:style>
    <style:style style:name="P17" style:family="paragraph" style:parent-style-name="Standard" style:list-style-name="L5">
      <style:text-properties style:text-line-through-style="none" style:text-line-through-type="none" style:font-name="DejaVu Sans Condensed" fo:font-size="12pt" officeooo:rsid="0031ea51" officeooo:paragraph-rsid="0034c9a9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2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21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2b9461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31c771" style:font-size-asian="12pt" style:font-size-complex="12pt"/>
    </style:style>
    <style:style style:name="P23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4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25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style:font-name="DejaVu Sans Condensed" fo:font-size="12pt" officeooo:rsid="001d1918" style:font-size-asian="12pt" style:font-size-complex="12pt"/>
    </style:style>
    <style:style style:name="T8" style:family="text">
      <style:text-properties style:font-name="DejaVu Sans Condensed" fo:font-size="12pt" officeooo:rsid="0019c0cd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9b3cd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T18" style:family="text">
      <style:text-properties officeooo:rsid="0035db3e"/>
    </style:style>
    <style:style style:name="T19" style:family="text">
      <style:text-properties officeooo:rsid="002b9461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1d1918"/>
    </style:style>
    <style:style style:name="T22" style:family="text">
      <style:text-properties style:text-line-through-style="none" style:text-line-through-type="none" officeooo:rsid="002b9461"/>
    </style:style>
    <style:style style:name="T23" style:family="text">
      <style:text-properties officeooo:rsid="002d1231"/>
    </style:style>
    <style:style style:name="T24" style:family="text">
      <style:text-properties fo:font-weight="bold" officeooo:rsid="0019c0cd" style:font-weight-asian="bold" style:font-weight-complex="bold"/>
    </style:style>
    <style:style style:name="T25" style:family="text">
      <style:text-properties officeooo:rsid="0030ddb6"/>
    </style:style>
    <style:style style:name="T26" style:family="text">
      <style:text-properties officeooo:rsid="0031c771"/>
    </style:style>
    <style:style style:name="T27" style:family="text">
      <style:text-properties officeooo:rsid="0031ea51"/>
    </style:style>
    <style:style style:name="T28" style:family="text">
      <style:text-properties officeooo:rsid="00336e1c"/>
    </style:style>
    <style:style style:name="T29" style:family="text">
      <style:text-properties officeooo:rsid="0034c9a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8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B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9">1</text:span><text:span text:style-name="T14">0</text:span><text:span text:style-name="T9">3</text:span><text:span text:style-name="T10"> - </text:span><text:span text:style-name="T11">Controls - </text:span><text:span text:style-name="T15">Pilot - </text:span><text:span text:style-name="T12">Throttle </text:span><text:span text:style-name="T13">Base</text:span></text:p>
      <text:p text:style-name="P1">U=Up, D=Down, F=Forward, B=Backward, L=Left, R=Right, P=Press, S-*=Shift-<text:span text:style-name="T6">*</text:span>, L-*=Long-<text:span text:style-name="T6">*</text:span></text:p>
      <text:p text:style-name="P2"/>
      <text:p text:style-name="P6">Mode selector</text:p>
      <text:list text:style-name="L1">
        <text:list-item>
          <text:p text:style-name="P7"><text:span text:style-name="T2">Turn: Selective Jettison selector sleeve, </text:span><text:span text:style-name="T5">position </text:span><text:span text:style-name="T19">1 and </text:span><text:span text:style-name="T5">2 is </text:span><text:span text:style-name="T19">OFF</text:span><text:span text:style-name="T2"> </text:span><text:span text:style-name="T1">(</text:span><text:span text:style-name="T24">T2</text:span><text:span text:style-name="T1"> switch is jettison button)</text:span></text:p>
        </text:list-item>
      </text:list>
      <text:p text:style-name="P6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6">T1 switch</text:p>
      <text:list text:style-name="L3">
        <text:list-item>
          <text:p text:style-name="P9"><text:span text:style-name="T2">F: </text:span><text:span text:style-name="T19">Flashlight</text:span></text:p>
        </text:list-item>
      </text:list>
      <text:p text:style-name="P6">T2 switch</text:p>
      <text:list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6">T3 switch</text:p>
      <text:list text:style-name="L5">
        <text:list-item>
          <text:p text:style-name="P11">F: <text:span text:style-name="T27">TF Couple ON</text:span></text:p>
        </text:list-item>
        <text:list-item>
          <text:p text:style-name="P17"><text:span text:style-name="T29">B</text:span>: TF Couple OFF</text:p>
        </text:list-item>
      </text:list>
      <text:p text:style-name="P6">T4 switch</text:p>
      <text:list text:style-name="L6">
        <text:list-item>
          <text:p text:style-name="P12">F: <text:span text:style-name="T27">Terrain Following Radar ON</text:span></text:p>
        </text:list-item>
        <text:list-item>
          <text:p text:style-name="P12"><text:span text:style-name="T29">B</text:span>: <text:span text:style-name="T27">Terrain Following Radar </text:span><text:span text:style-name="T29">STBY</text:span></text:p>
        </text:list-item>
      </text:list>
      <text:p text:style-name="P6">Lighted Buttons -- Master Modes, Master Arm, carrier calls</text:p>
      <text:list text:style-name="L7">
        <text:list-item>
          <text:p text:style-name="P16"><text:span text:style-name="T1">B1</text:span><text:span text:style-name="T2">: A/A </text:span><text:span text:style-name="T19">Master M</text:span><text:span text:style-name="T2">ode<text:tab/></text:span><text:span text:style-name="T1">B2: Master Arm ON<text:tab/><text:tab/></text:span><text:span text:style-name="T27"><text:tab/></text:span><text:span text:style-name="T1">B3: </text:span><text:span text:style-name="T26">AN/APG-70 Radar ON</text:span></text:p>
        </text:list-item>
      </text:list>
      <text:list text:style-name="L8">
        <text:list-item>
          <text:p text:style-name="P13">B4: A/G <text:span text:style-name="T19">Master M</text:span>ode<text:tab/>B5: Master Arm <text:span text:style-name="T26">SAFE</text:span><text:tab/><text:span text:style-name="T27"><text:tab/></text:span>B6: <text:s/><text:span text:style-name="T26">AN/APG-70 Radar STBY</text:span></text:p>
        </text:list-item>
      </text:list>
      <text:p text:style-name="P6">T5 switch -- <text:span text:style-name="T16">Landing </text:span>Gear</text:p>
      <text:list text:style-name="L9">
        <text:list-item>
          <text:p text:style-name="P18">U<text:span text:style-name="T19">: Landing gear up</text:span></text:p>
        </text:list-item>
        <text:list-item>
          <text:p text:style-name="P21"><text:span text:style-name="T2">D: </text:span><text:span text:style-name="T17">Landing </text:span><text:span text:style-name="T19">g</text:span><text:span text:style-name="T2">ear down</text:span></text:p>
        </text:list-item>
      </text:list>
      <text:p text:style-name="P6">T6 switch -- Flaps and <text:span text:style-name="T1">Refueling </text:span><text:span text:style-name="T19">Door</text:span></text:p>
      <text:list text:style-name="L10">
        <text:list-item>
          <text:p text:style-name="P19">U<text:span text:style-name="T19">: Flaps up</text:span></text:p>
        </text:list-item>
        <text:list-item>
          <text:p text:style-name="P19">D: Flaps down</text:p>
        </text:list-item>
        <text:list-item>
          <text:p text:style-name="P22"><text:span text:style-name="T2">S-U</text:span><text:span text:style-name="T26">: Air-to-Air Door Slipway OPEN</text:span></text:p>
        </text:list-item>
        <text:list-item>
          <text:p text:style-name="P22"><text:span text:style-name="T1">S-</text:span><text:span text:style-name="T2">D:</text:span><text:span text:style-name="T26"> Air-to-Air Door Slipway CLOSE</text:span></text:p>
        </text:list-item>
      </text:list>
      <text:p text:style-name="P6">T7 switch -- Canopy<text:span text:style-name="T19"> lever</text:span></text:p>
      <text:list text:style-name="L11">
        <text:list-item>
          <text:p text:style-name="P20">U<text:span text:style-name="T19">: Canopy </text:span><text:span text:style-name="T23">open/close toggle</text:span></text:p>
        </text:list-item>
        <text:list-item>
          <text:p text:style-name="P20">D: Canopy <text:span text:style-name="T23">open/close toggle</text:span></text:p>
        </text:list-item>
      </text:list>
      <text:p text:style-name="P6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23"><text:span text:style-name="T7">L/R</text:span><text:span text:style-name="T8">: Flip pages</text:span></text:p>
        </text:list-item>
      </text:list>
      <text:list text:style-name="L13">
        <text:list-item>
          <text:p text:style-name="P24">S-Rotate: <text:span text:style-name="T19">TEWS</text:span> volume up/down<text:span text:style-name="T19">??</text:span></text:p>
        </text:list-item>
      </text:list>
      <text:p text:style-name="P6">E2 dial -- <text:span text:style-name="T1">NVGs</text:span></text:p>
      <text:list text:style-name="L14">
        <text:list-item>
          <text:p text:style-name="P15">P: Toggle <text:span text:style-name="T19">Visor or </text:span>NVGs on/off</text:p>
        </text:list-item>
        <text:list-item>
          <text:p text:style-name="P25"><text:span text:style-name="T21">L/R</text:span><text:span text:style-name="T20">: NVG gain up/down</text:span><text:span text:style-name="T22">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21T15:53:15.311000000</dc:date>
    <meta:editing-duration>PT5H16M43S</meta:editing-duration>
    <meta:editing-cycles>3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231" meta:character-count="1171" meta:non-whitespace-character-count="1002"/>
  </office:meta>
</office:document-meta>
</file>